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9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204" office:value-type="float" office:value="2665000" calcext:value-type="float">
            <text:p>2,665,000 </text:p>
          </table:table-cell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9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2344001" calcext:value-type="float">
            <text:p>12,344,0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D66]-[Bugdet.D68]-[Bugdet.D69]-[Bugdet.D63]" office:value-type="float" office:value="9927101" calcext:value-type="float">
            <text:p>9,927,1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D63]" office:value-type="float" office:value="12344001" calcext:value-type="float">
            <text:p>12,344,0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104001" calcext:value-type="float">
            <text:p>10,104,0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9724001" calcext:value-type="float">
            <text:p>9,724,0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69"/>
          <table:table-cell table:number-columns-repeated="1638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number-columns-repeated="1637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18"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204"/>
          <table:table-cell table:number-columns-repeated="1637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204"/>
          <table:table-cell table:number-columns-repeated="1637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7740702" calcext:value-type="float">
            <text:p>7,740,702 </text:p>
          </table:table-cell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484001" calcext:value-type="float">
            <text:p>7,484,001 </text:p>
          </table:table-cell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9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9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01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0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8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29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0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3:14:22.885436937</dc:date>
    <meta:editing-duration>P19DT4H42M7S</meta:editing-duration>
    <meta:editing-cycles>977</meta:editing-cycles>
    <meta:generator>LibreOffice/24.8.4.2$Linux_X86_64 LibreOffice_project/480$Build-2</meta:generator>
    <meta:document-statistic meta:table-count="18" meta:cell-count="1316" meta:object-count="0"/>
  </office:meta>
</office:document-meta>
</file>